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 fo:font-size="12pt" officeooo:paragraph-rsid="00175da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75da8"/>
    </style:style>
    <style:style style:name="P4" style:family="paragraph" style:parent-style-name="Standard">
      <style:text-properties style:font-name="Liberation Serif" officeooo:rsid="001467d4" officeooo:paragraph-rsid="001467d4"/>
    </style:style>
    <style:style style:name="P5" style:family="paragraph" style:parent-style-name="Standard">
      <style:text-properties style:font-name="Liberation Serif" officeooo:rsid="00175da8" officeooo:paragraph-rsid="00175da8"/>
    </style:style>
    <style:style style:name="P6" style:family="paragraph" style:parent-style-name="Text_20_body">
      <style:text-properties fo:font-variant="normal" fo:text-transform="none" fo:color="#dc143c" style:font-name="Liberation Serif" fo:font-size="11.25pt" fo:letter-spacing="normal" fo:font-style="normal" fo:font-weight="normal" officeooo:paragraph-rsid="001adbb7" style:font-weight-asian="normal" style:font-weight-complex="normal"/>
    </style:style>
    <style:style style:name="P7" style:family="paragraph" style:parent-style-name="Text_20_body">
      <style:text-properties fo:font-variant="normal" fo:text-transform="none" fo:color="#dc143c" style:font-name="Liberation Serif" fo:font-size="11.25pt" fo:letter-spacing="normal" fo:font-style="normal" fo:font-weight="normal" officeooo:rsid="001adbb7" officeooo:paragraph-rsid="001adbb7" style:font-weight-asian="normal" style:font-weight-complex="normal"/>
    </style:style>
    <style:style style:name="P8" style:family="paragraph" style:parent-style-name="Text_20_body">
      <style:text-properties fo:font-variant="normal" fo:text-transform="none" fo:color="#dc143c" style:font-name="Liberation Serif" fo:font-size="11.25pt" fo:letter-spacing="normal" fo:font-style="normal" fo:font-weight="normal" officeooo:rsid="001c1966" officeooo:paragraph-rsid="001c1966" style:font-weight-asian="normal" style:font-weight-complex="normal"/>
    </style:style>
    <style:style style:name="P9" style:family="paragraph" style:parent-style-name="Text_20_body">
      <style:text-properties fo:font-variant="normal" fo:text-transform="none" fo:color="#dc143c" style:font-name="Liberation Serif" fo:font-size="11.25pt" fo:letter-spacing="normal" fo:font-style="normal" fo:font-weight="normal" officeooo:paragraph-rsid="001c1966"/>
    </style:style>
    <style:style style:name="P10" style:family="paragraph" style:parent-style-name="Text_20_body">
      <style:text-properties fo:font-variant="normal" fo:text-transform="none" fo:color="#dc143c" style:font-name="Liberation Serif" fo:font-size="11.25pt" fo:letter-spacing="normal" fo:font-style="normal" fo:font-weight="normal" officeooo:rsid="001d5541" officeooo:paragraph-rsid="001d5541"/>
    </style:style>
    <style:style style:name="P11" style:family="paragraph" style:parent-style-name="Text_20_body">
      <style:text-properties style:font-name="Liberation Serif" fo:font-size="10.5pt" officeooo:paragraph-rsid="00175da8" style:font-size-asian="10.5pt" style:font-size-complex="10.5pt"/>
    </style:style>
    <style:style style:name="P12" style:family="paragraph" style:parent-style-name="Text_20_body">
      <style:text-properties style:font-name="Liberation Serif" fo:font-size="10.5pt" officeooo:paragraph-rsid="001adbb7" style:font-size-asian="10.5pt" style:font-size-complex="10.5pt"/>
    </style:style>
    <style:style style:name="P13" style:family="paragraph" style:parent-style-name="Text_20_body">
      <style:text-properties style:font-name="Liberation Serif" fo:font-size="10.5pt" officeooo:paragraph-rsid="00175da8"/>
    </style:style>
    <style:style style:name="P14" style:family="paragraph" style:parent-style-name="Text_20_body">
      <style:text-properties style:font-name="Liberation Serif" officeooo:paragraph-rsid="00175da8"/>
    </style:style>
    <style:style style:name="P15" style:family="paragraph" style:parent-style-name="Text_20_body" style:list-style-name="L1">
      <style:paragraph-properties fo:margin-top="0.265cm" fo:margin-bottom="0.265cm" loext:contextual-spacing="false" fo:text-align="start" style:justify-single-word="false" fo:orphans="2" fo:widows="2"/>
      <style:text-properties fo:font-variant="normal" fo:text-transform="none" fo:color="#333333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officeooo:rsid="001467d4"/>
    </style:style>
    <style:style style:name="T2" style:family="text">
      <style:text-properties officeooo:rsid="00175da8"/>
    </style:style>
    <style:style style:name="T3" style:family="text">
      <style:text-properties fo:font-variant="normal" fo:text-transform="none" fo:color="#333333" fo:letter-spacing="normal" fo:font-style="normal" fo:font-weight="normal" officeooo:rsid="00175da8"/>
    </style:style>
    <style:style style:name="T4" style:family="text">
      <style:text-properties fo:font-variant="normal" fo:text-transform="none" fo:color="#333333" fo:letter-spacing="normal" fo:font-style="normal" fo:font-weight="normal" officeooo:rsid="00175da8" style:font-size-asian="10.5pt" style:font-size-complex="10.5pt"/>
    </style:style>
    <style:style style:name="T5" style:family="text">
      <style:text-properties fo:font-variant="normal" fo:text-transform="none" fo:color="#333333" fo:letter-spacing="normal" fo:font-style="normal" fo:font-weight="bold" officeooo:rsid="00175da8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fo:color="#333333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333333" fo:font-size="18pt" fo:letter-spacing="normal" fo:font-style="normal" fo:font-weight="normal" officeooo:rsid="00175da8"/>
    </style:style>
    <style:style style:name="T8" style:family="text">
      <style:text-properties fo:font-size="10.5pt" officeooo:rsid="00175da8" style:font-size-asian="10.5pt" style:font-size-complex="10.5pt"/>
    </style:style>
    <style:style style:name="T9" style:family="text">
      <style:text-properties fo:color="#333333" style:font-size-asian="10.5pt" style:font-size-complex="10.5pt"/>
    </style:style>
    <style:style style:name="T10" style:family="text">
      <style:text-properties fo:color="#333333" officeooo:rsid="00175da8" style:font-size-asian="10.5pt" style:font-size-complex="10.5pt"/>
    </style:style>
    <style:style style:name="T11" style:family="text">
      <style:text-properties fo:color="#333333" officeooo:rsid="001adbb7" style:font-size-asian="10.5pt" style:font-size-complex="10.5pt"/>
    </style:style>
    <style:style style:name="T12" style:family="text">
      <style:text-properties fo:color="#333333" officeooo:rsid="001c1966" style:font-size-asian="10.5pt" style:font-weight-asian="normal" style:font-size-complex="10.5pt" style:font-weight-complex="normal"/>
    </style:style>
    <style:style style:name="T13" style:family="text">
      <style:text-properties fo:color="#333333" style:font-name="Segoe UI" fo:font-size="24pt" style:font-size-asian="10.5pt" style:font-size-complex="10.5pt"/>
    </style:style>
    <style:style style:name="T14" style:family="text">
      <style:text-properties fo:color="#333333" style:font-name="Segoe UI" fo:font-size="10.5pt" style:font-size-asian="10.5pt" style:font-size-complex="10.5pt"/>
    </style:style>
    <style:style style:name="T15" style:family="text">
      <style:text-properties fo:color="#333333" fo:font-size="10.5pt" style:font-size-asian="10.5pt" style:font-size-complex="10.5pt"/>
    </style:style>
    <style:style style:name="T16" style:family="text">
      <style:text-properties fo:color="#333333" fo:font-size="12pt" officeooo:rsid="001c1966" style:font-size-asian="12pt" style:font-weight-asian="normal" style:font-size-complex="12pt" style:font-weight-complex="normal"/>
    </style:style>
    <style:style style:name="T17" style:family="text">
      <style:text-properties fo:color="#333333" fo:font-size="12pt" style:font-size-asian="12pt" style:font-size-complex="12pt"/>
    </style:style>
    <style:style style:name="T18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333333" fo:font-size="12pt" fo:font-weight="bold" officeooo:rsid="001c1966" style:font-size-asian="12pt" style:font-weight-asian="bold" style:font-size-complex="12pt" style:font-weight-complex="bold"/>
    </style:style>
    <style:style style:name="T20" style:family="text">
      <style:text-properties fo:color="#000000" style:font-name="Verdana" style:font-size-asian="12pt" style:font-weight-asian="bold" style:font-size-complex="12pt" style:font-weight-complex="bold"/>
    </style:style>
    <style:style style:name="T21" style:family="text">
      <style:text-properties fo:color="#000000" style:font-name="Verdana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font-name="Verdana" style:font-size-asian="12pt" style:font-style-asian="normal" style:font-size-complex="12pt" style:font-style-complex="normal"/>
    </style:style>
    <style:style style:name="T23" style:family="text">
      <style:text-properties fo:color="#000000" style:font-name="Verdan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Verdana" fo:font-style="italic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color="#000000" style:font-name="Verdana" fo:font-style="normal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style:font-name="Verdana" fo:font-style="normal" style:font-size-asian="12pt" style:font-style-asian="normal" style:font-size-complex="12pt" style:font-style-complex="normal"/>
    </style:style>
    <style:style style:name="T27" style:family="text">
      <style:text-properties fo:color="#000000" style:font-name="Verdana" fo:font-style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Verdan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style:font-name="Verdana" fo:font-style="normal" style:font-style-asian="normal" style:font-weight-asian="normal" style:font-style-complex="normal" style:font-weight-complex="normal"/>
    </style:style>
    <style:style style:name="T30" style:family="text">
      <style:text-properties fo:color="#000000" style:font-name="Verdana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Verdana" style:font-style-asian="normal" style:font-weight-asian="normal" style:font-style-complex="normal" style:font-weight-complex="normal"/>
    </style:style>
    <style:style style:name="T32" style:family="text">
      <style:text-properties fo:color="#000000" style:font-name="Verdana" fo:font-size="10pt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style:font-name="Verdana" fo:font-size="10pt" fo:font-style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Consolas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style:font-name="Consolas" style:font-size-asian="10pt" style:font-weight-asian="normal" style:font-size-complex="10pt" style:font-weight-complex="normal"/>
    </style:style>
    <style:style style:name="T36" style:family="text">
      <style:text-properties fo:color="#e80000" style:font-name="Consolas" fo:font-style="normal" fo:background-color="#ffffff" loext:char-shading-value="0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1">Dom manipulation</text:span></text:p>
      <text:p text:style-name="P4">dom stands for document object model</text:p>
      <text:p text:style-name="P4">when web page is loaded dom is created</text:p>
      <text:p text:style-name="P4">dom is tree like structure</text:p>
      <text:p text:style-name="P4"><text:tab/><text:tab/><text:tab/>document</text:p>
      <text:p text:style-name="P4"><text:tab/><text:tab/><text:tab/> <text:s text:c="2"/>html(root)</text:p>
      <text:p text:style-name="P4"><text:tab/><text:tab/>head <text:span text:style-name="T2">(element)</text:span> <text:s text:c="34"/>body<text:span text:style-name="T2">(element)</text:span></text:p>
      <text:p text:style-name="P3"><text:span text:style-name="T2">note-</text:span><text:span text:style-name="T8">:</text:span><text:span text:style-name="T6">There are three ways by which JavaScript can be added to an HTML program:</text:span></text:p>
      <text:list xml:id="list3551031203" text:style-name="L1">
        <text:list-item>
          <text:p text:style-name="P15">In the head tag</text:p>
        </text:list-item>
        <text:list-item>
          <text:p text:style-name="P15">In the body tag</text:p>
        </text:list-item>
        <text:list-item>
          <text:p text:style-name="P15">As an external JavaScript file</text:p>
        </text:list-item>
      </text:list>
      <text:p text:style-name="P5"/>
      <text:h text:style-name="P1" text:outline-level="2"><text:span text:style-name="T3">Creating Tag Elements in JavaScript</text:span></text:h>
      <text:p text:style-name="P11"><text:span text:style-name="T3">&lt;p&gt;Click the button to make a BUTTON element.&lt;/p&gt;</text:span></text:p>
      <text:p text:style-name="P12"><text:span text:style-name="T3">&lt;button onclick="myFunction()"&gt;Try it&lt;/button&gt;</text:span></text:p>
      <text:p text:style-name="P12"><text:span text:style-name="T3">&lt;script&gt;</text:span></text:p>
      <text:p text:style-name="P11"><text:span text:style-name="T3">function myFunction() {</text:span></text:p>
      <text:p text:style-name="P11"><text:span text:style-name="T3"><text:s text:c="2"/>var btn = document.createElement("BUTTON");</text:span></text:p>
      <text:p text:style-name="P11"><text:span text:style-name="T3"><text:s text:c="2"/>btn.innerHTML="add";</text:span></text:p>
      <text:p text:style-name="P11"><text:span text:style-name="T3"><text:s text:c="2"/>document.body.appendChild(btn);</text:span></text:p>
      <text:p text:style-name="P11"><text:span text:style-name="T3">}</text:span></text:p>
      <text:p text:style-name="P11"><text:span text:style-name="T3"/></text:p>
      <text:p text:style-name="P13"><text:span text:style-name="T4"><text:tab/><text:tab/></text:span><text:span text:style-name="T5"> <text:s text:c="9"/>Event Listeners in JavaScript</text:span></text:p>
      <text:p text:style-name="P6"><text:span text:style-name="T10">addEventListener</text:span><text:span text:style-name="T11">() can attach listeners to a specified element without overwriting other events</text:span></text:p>
      <text:p text:style-name="P7"><text:span text:style-name="T9">n we can create multiple events on an element</text:span></text:p>
      <text:p text:style-name="P8"><text:span text:style-name="T9">element.addEveneListener(event,function)</text:span></text:p>
      <text:p text:style-name="P8"><text:span text:style-name="T9">example</text:span></text:p>
      <text:p text:style-name="P8"><text:span text:style-name="T9"/></text:p>
      <text:p text:style-name="P8"><text:span text:style-name="T9">&lt;button id="myBtn"&gt;Try it&lt;/button&gt;</text:span></text:p>
      <text:p text:style-name="P8"><text:span text:style-name="T9"/></text:p>
      <text:p text:style-name="P8"><text:span text:style-name="T9">&lt;p id="demo"&gt;&lt;/p&gt;</text:span></text:p>
      <text:p text:style-name="P8"><text:span text:style-name="T9"/></text:p>
      <text:p text:style-name="P8"><text:span text:style-name="T9">&lt;script&gt;</text:span></text:p>
      <text:p text:style-name="P8"><text:span text:style-name="T9">var x = document.getElementById("myBtn");</text:span></text:p>
      <text:p text:style-name="P8"><text:span text:style-name="T9">x.addEventListener("mouseover", myFunction);</text:span></text:p>
      <text:p text:style-name="P8"><text:span text:style-name="T9">x.addEventListener("click", mySecondFunction);</text:span></text:p>
      <text:p text:style-name="P8"><text:soft-page-break/><text:span text:style-name="T9">x.addEventListener("mouseout", myThirdFunction);</text:span></text:p>
      <text:p text:style-name="P8"><text:span text:style-name="T9"/></text:p>
      <text:p text:style-name="P8"><text:span text:style-name="T9">function myFunction() {</text:span></text:p>
      <text:p text:style-name="P8"><text:span text:style-name="T9"><text:s text:c="2"/>document.getElementById("demo").innerHTML += "Moused over!&lt;br&gt;";</text:span></text:p>
      <text:p text:style-name="P8"><text:span text:style-name="T9">}</text:span></text:p>
      <text:p text:style-name="P8"><text:span text:style-name="T9"/></text:p>
      <text:p text:style-name="P8"><text:span text:style-name="T9">function mySecondFunction() {</text:span></text:p>
      <text:p text:style-name="P8"><text:span text:style-name="T9"><text:s text:c="2"/>document.getElementById("demo").innerHTML += "Clicked!&lt;br&gt;";</text:span></text:p>
      <text:p text:style-name="P8"><text:span text:style-name="T9">}</text:span></text:p>
      <text:p text:style-name="P8"><text:span text:style-name="T9"/></text:p>
      <text:p text:style-name="P8"><text:span text:style-name="T9">function myThirdFunction() {</text:span></text:p>
      <text:p text:style-name="P8"><text:span text:style-name="T9"><text:s text:c="2"/>document.getElementById("demo").innerHTML += "Moused out!&lt;br&gt;";</text:span></text:p>
      <text:p text:style-name="P8"><text:span text:style-name="T9">}</text:span></text:p>
      <text:p text:style-name="P8"><text:span text:style-name="T9">&lt;/script&gt;</text:span></text:p>
      <text:p text:style-name="P9"><text:span text:style-name="T12"><text:tab/> <text:s text:c="11"/></text:span><text:span text:style-name="T19"><text:s text:c="2"/></text:span><text:span text:style-name="T18">Event Bubbling or Event Capturing</text:span></text:p>
      <text:p text:style-name="P9"><text:span text:style-name="T32">In </text:span><text:span text:style-name="Emphasis"><text:span text:style-name="T33">bubbling </text:span></text:span><text:span text:style-name="T32">the inner most element's event is handled first and then the outer</text:span></text:p>
      <text:p text:style-name="P9"><text:span text:style-name="T34">addEventListener(</text:span><text:span text:style-name="Emphasis"><text:span text:style-name="T35">event</text:span></text:span><text:span text:style-name="T34">, </text:span><text:span text:style-name="Emphasis"><text:span text:style-name="T35">function</text:span></text:span><text:span text:style-name="T34">, </text:span><text:span text:style-name="Emphasis"><text:span text:style-name="T36">useCapture</text:span></text:span><text:span text:style-name="T34">);</text:span></text:p>
      <text:p text:style-name="P10"><text:span text:style-name="T32">if useCapture is false then it will work as bubbling</text:span></text:p>
      <text:p text:style-name="P10"><text:span text:style-name="T32">if true then captring</text:span></text:p>
      <text:p text:style-name="P10"><text:span text:style-name="T32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6"><text:span text:style-name="T11"><text:s/></text:span></text:p>
      <text:p text:style-name="P11"><text:soft-page-break/><text:span text:style-name="T3"/></text:p>
      <text:p text:style-name="P11"><text:span text:style-name="T3"/></text:p>
      <text:p text:style-name="P11"><text:span text:style-name="T3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Segoe UI" svg:font-family="'Segoe UI', Arial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7T06:05:58.280442648</meta:creation-date>
    <dc:date>2020-12-07T08:39:45.625246578</dc:date>
    <meta:editing-duration>PT2H3M14S</meta:editing-duration>
    <meta:editing-cycles>7</meta:editing-cycles>
    <meta:generator>LibreOffice/6.3.4.2$Linux_X86_64 LibreOffice_project/30$Build-2</meta:generator>
    <meta:document-statistic meta:table-count="0" meta:image-count="0" meta:object-count="0" meta:page-count="3" meta:paragraph-count="48" meta:word-count="186" meta:character-count="1613" meta:non-whitespace-character-count="1387"/>
  </office:meta>
</office:document-meta>
</file>